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1" svg:font-family="TimesNewRomanPSMT" style:font-family-generic="roman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2" svg:font-family="TimesNewRomanPSMT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 style:list-style-name="L9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10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 style:list-style-name="L1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1" style:family="paragraph" style:parent-style-name="Standard" style:list-style-name="L1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Standard" style:list-style-name="L13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Standard" style:list-style-name="L7">
      <style:paragraph-properties fo:text-align="start" style:justify-single-word="false"/>
    </style:style>
    <style:style style:name="P15" style:family="paragraph" style:parent-style-name="Standard" style:list-style-name="L9">
      <style:paragraph-properties fo:text-align="start" style:justify-single-word="false"/>
    </style:style>
    <style:style style:name="P16" style:family="paragraph" style:parent-style-name="Standard" style:list-style-name="L10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P19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NewRomanPSMT" style:font-name-complex="TimesNewRomanPSMT2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text-position="0% 100%" style:font-name="Times New Roman" fo:font-size="12pt" style:text-underline-style="none" fo:font-weight="normal" style:font-name-asian="TimesNewRomanPSMT1" style:font-size-asian="12pt" style:font-weight-asian="normal" style:font-name-complex="TimesNewRomanPSMT1" style:font-size-complex="12pt" style:font-weight-complex="normal"/>
    </style:style>
    <style:style style:name="T9" style:family="text">
      <style:text-properties style:text-position="0% 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Plan Testów</text:span></text:p>
      <text:p text:style-name="P19"><text:span text:style-name="T3"/></text:p>
      <text:p text:style-name="P19"><text:span text:style-name="T3"/></text:p>
      <text:p text:style-name="P19"><text:span text:style-name="T3">1.Wprowadzenie</text:span></text:p>
      <text:list xml:id="list30698680" text:style-name="L6">
        <text:list-item>
          <text:list>
            <text:list-item>
              <text:p text:style-name="P1">Cel</text:p>
            </text:list-item>
          </text:list>
        </text:list-item>
      </text:list>
      <text:p text:style-name="P6"><text:tab/><text:tab/><text:span text:style-name="T2">Celem tego dokumentu jest zebranie wszystkich niezbędnych informacji potrzebnych <text:tab/><text:tab/>do przeprowadzenia testów systemu Zarządzania Apteką. W dokumencie zostały <text:tab/><text:tab/>zamieszczone informacje odnośnie metod testowania systemu oraz ogólny plan <text:tab/><text:tab/><text:tab/>testów.</text:span></text:p>
      <text:list xml:id="list30698918" text:style-name="L7">
        <text:list-item>
          <text:list>
            <text:list-item>
              <text:p text:style-name="P2">Odbiorcy dokumentu</text:p>
              <text:p text:style-name="P7">Dokument jest skierowany do:</text:p>
              <text:p text:style-name="P7">- Twórców oprogramowania</text:p>
              <text:p text:style-name="P7">- Zleceniodawca</text:p>
              <text:p text:style-name="P7">- Testerów przeprowadzających testy </text:p>
            </text:list-item>
            <text:list-item>
              <text:p text:style-name="P7"><text:span text:style-name="T1">Omówienie reszty dokumentu</text:span></text:p>
              <text:p text:style-name="P14"><text:span text:style-name="T5">W dalszej części dokumentu zostały szczegółowo omówione elementy systemu poddane testowaniu.</text:span></text:p>
            </text:list-item>
          </text:list>
        </text:list-item>
      </text:list>
      <text:p text:style-name="P6"/>
      <text:p text:style-name="P17">2.Zarys planowanych testów</text:p>
      <text:list xml:id="list30684943" text:style-name="L8">
        <text:list-item>
          <text:list>
            <text:list-item>
              <text:p text:style-name="P12"><text:span text:style-name="T1">Testy, które zostaną wykonane</text:span></text:p>
            </text:list-item>
          </text:list>
        </text:list-item>
      </text:list>
      <text:list xml:id="list30687465" text:style-name="L9">
        <text:list-item>
          <text:p text:style-name="P15"><text:span text:style-name="T5">testy dodania nowego leku do bazy</text:span></text:p>
        </text:list-item>
        <text:list-item>
          <text:p text:style-name="P15"><text:span text:style-name="T10">testy sprzedaży leków</text:span></text:p>
        </text:list-item>
        <text:list-item>
          <text:p text:style-name="P15"><text:span text:style-name="T10">testy </text:span><text:span text:style-name="T9">tworzenia zamówienia specjalnego</text:span></text:p>
        </text:list-item>
        <text:list-item>
          <text:p text:style-name="P15"><text:span text:style-name="T9">testy dodania leku do listy zamówień</text:span></text:p>
        </text:list-item>
        <text:list-item>
          <text:p text:style-name="P8">testy zwiększania/zmniejszania ilości leku na stanie</text:p>
        </text:list-item>
        <text:list-item>
          <text:p text:style-name="P15"><text:span text:style-name="T5">testy a</text:span><text:span text:style-name="T8">kceptowania i edycji listy zamówień</text:span></text:p>
        </text:list-item>
        <text:list-item>
          <text:p text:style-name="P15"><text:span text:style-name="T5">testy w</text:span><text:span text:style-name="T8">ysyłania listy zamówień do producentów</text:span></text:p>
        </text:list-item>
      </text:list>
      <text:p text:style-name="P17">3. Metoda testowania</text:p>
      <text:list xml:id="list30691591" text:style-name="L10">
        <text:list-item>
          <text:list>
            <text:list-item>
              <text:p text:style-name="P3">Technika i typy testów</text:p>
              <text:list>
                <text:list-item>
                  <text:p text:style-name="P3">Testy funkcjonalności</text:p>
                  <text:p text:style-name="P9"><text:span text:style-name="T1">Cel testu: </text:span><text:span text:style-name="T4">Badamy czy system spełnia wymienione przez Zleceniodawce wymagania funkcjonalne.</text:span></text:p>
                </text:list-item>
                <text:list-item>
                  <text:p text:style-name="P9"/>
                  <text:p text:style-name="P16"><text:span text:style-name="T7">Przypadek testowy: </text:span><text:span text:style-name="T6">dodania nowego leku do bazy</text:span></text:p>
                  <text:p text:style-name="P3">Kryteria sukcesu:</text:p>
                  <text:p text:style-name="P9">-Lek został dodany do bazy</text:p>
                  <text:p text:style-name="P9">-Komunikat o istnieniu leku w bazie</text:p>
                  <text:p text:style-name="P9"/>
                  <text:p text:style-name="P16"><text:span text:style-name="T7">Przypadek testowy: </text:span><text:span text:style-name="T10">sprzedaż leków</text:span></text:p>
                  <text:p text:style-name="P3">Kryteria sukcesu: </text:p>
                  <text:p text:style-name="P9">-Poprawne zsumowanie cen i wydrukowanie faktury i paragonu, oraz zdjęcie leków ze stanu apteki</text:p>
                  <text:p text:style-name="P9">-Komunikat o braku leku na stanie</text:p>
                </text:list-item>
              </text:list>
            </text:list-item>
          </text:list>
        </text:list-item>
      </text:list>
      <text:p text:style-name="P6"/>
      <text:list xml:id="list31600727" text:continue-numbering="true" text:style-name="L10">
        <text:list-item>
          <text:list>
            <text:list-item>
              <text:list>
                <text:list-header>
                  <text:p text:style-name="P16"><text:span text:style-name="T7">Przypadek testowy:</text:span><text:span text:style-name="T10"> </text:span><text:span text:style-name="T9">tworzenie zamówienia specjalnego</text:span></text:p>
                  <text:p text:style-name="P3">Kryteria sukcesu:</text:p>
                  <text:p text:style-name="P9">-Wyświetlenie komunikatu o dodaniu zamawianego leku przez pacjenta do listy zamówień</text:p>
                  <text:p text:style-name="P9">-Komunikat o braku możliwości zamówienia leku</text:p>
                  <text:p text:style-name="P9"/>
                  <text:p text:style-name="P9"><text:soft-page-break/><text:span text:style-name="T1"/></text:p>
                  <text:p text:style-name="P16"><text:span text:style-name="T7">Przypadek testowy:</text:span><text:span text:style-name="T5"> </text:span><text:span text:style-name="T9">dodanie leku do listy zamówień</text:span></text:p>
                  <text:p text:style-name="P3">Kryteria sukcesu:</text:p>
                  <text:p text:style-name="P16"><text:span text:style-name="T5">-Komunikat o </text:span><text:span text:style-name="T9">dodaniu leku oraz jego ilości do listy zamówień</text:span></text:p>
                  <text:p text:style-name="P9">-Komunikat o istnieniu leku w liście zamówień</text:p>
                  <text:p text:style-name="P9"/>
                  <text:p text:style-name="P16"><text:span text:style-name="T7">Przypadek testowy:</text:span><text:span text:style-name="T5"> zwiększania/zmniejszania ilości leku na stanie</text:span></text:p>
                  <text:p text:style-name="P3">Kryteria sukcesu:</text:p>
                  <text:p text:style-name="P9">- Zwiększenie/zmniejszenie ilości leku w bazie potwierdzone komunikatem </text:p>
                  <text:p text:style-name="P9">-Komunikat o niepowodzeniu operacji zmniejszenia/zwiększenia ilości leku</text:p>
                  <text:p text:style-name="P9"/>
                  <text:p text:style-name="P16"><text:span text:style-name="T7">Przypadek testowy:</text:span><text:span text:style-name="T5"> a</text:span><text:span text:style-name="T8">kceptowanie i edycja listy zamówień</text:span></text:p>
                  <text:p text:style-name="P3">Kryteria sukcesu:</text:p>
                  <text:p text:style-name="P9">-Komunikat potwierdzający dokonanie zmian liście zamówień</text:p>
                  <text:p text:style-name="P9">-Komunikat o niepowodzeniu edycji listy zamówień.</text:p>
                  <text:p text:style-name="P9"/>
                  <text:p text:style-name="P16"><text:span text:style-name="T7">Przypadek testowy:</text:span><text:span text:style-name="T5"> w</text:span><text:span text:style-name="T8">ysyłanie listy zamówień do producentów</text:span></text:p>
                  <text:p text:style-name="P3">Kryteria sukcesu:</text:p>
                  <text:p text:style-name="P9">-Komunikat, mający upewnić kierownika, że lista zamówień została wysłana</text:p>
                  <text:p text:style-name="P9">-Komunikat o braku możliwości wysłania listy.</text:p>
                  <text:p text:style-name="P9"/>
                  <text:p text:style-name="P9"/>
                </text:list-header>
                <text:list-item>
                  <text:p text:style-name="P3">Testy obciążeniowe</text:p>
                  <text:p text:style-name="P9"><text:span text:style-name="T1">Cel testu:</text:span> Zbadanie zachowania systemu poprzez próby obciążenia bazy danych.</text:p>
                  <text:p text:style-name="P9"/>
                  <text:p text:style-name="P9"><text:span text:style-name="T1">Przypadek testowy: </text:span><text:span text:style-name="T4">dodanie do bazy danych bardzo dużej ilości leków</text:span>.</text:p>
                  <text:p text:style-name="P9"><text:span text:style-name="T1">Sposób oceny: </text:span>Mierzenie czasu odpowiedzi przez serwer o ilości leku w bazie.</text:p>
                </text:list-item>
              </text:list>
            </text:list-item>
          </text:list>
        </text:list-item>
      </text:list>
      <text:p text:style-name="P6"/>
      <text:p text:style-name="P6"><text:tab/><text:tab/><text:span text:style-name="T1">Przypadek testowy: </text:span><text:span text:style-name="T4">operacja na bazie danych przez kilku użytkowników w tym <text:tab/><text:tab/><text:tab/><text:tab/><text:tab/>samym czasie</text:span></text:p>
      <text:p text:style-name="P6"><text:span text:style-name="T1"><text:tab/><text:tab/>Sposób oceny: </text:span>Mierzenie czasu odpowiedzi przez serwer.</text:p>
      <text:list xml:id="list31580893" text:continue-numbering="true" text:style-name="L10">
        <text:list-item>
          <text:list>
            <text:list-item>
              <text:list>
                <text:list-header>
                  <text:p text:style-name="P9"/>
                  <text:p text:style-name="P9"/>
                </text:list-header>
                <text:list-item>
                  <text:p text:style-name="P3">Testy bezpieczeństwa</text:p>
                  <text:p text:style-name="P9"><text:span text:style-name="T1">Przypadek testowy: </text:span>Nagłe utracenie połączenia z systemem</text:p>
                  <text:p text:style-name="P3">Kryteria sukcesu: </text:p>
                  <text:p text:style-name="P9">-Komunikat o anulowaniu nie zapisanych operacji</text:p>
                  <text:p text:style-name="P9">-Komunikat o przyczynie błędu.</text:p>
                </text:list-item>
              </text:list>
            </text:list-item>
          </text:list>
        </text:list-item>
      </text:list>
      <text:p text:style-name="P17">4. Warunki rozpoczęcia i zakończenia testów</text:p>
      <text:list xml:id="list30685157" text:style-name="L11">
        <text:list-item>
          <text:list>
            <text:list-item>
              <text:p text:style-name="P4">Plan testów</text:p>
              <text:list>
                <text:list-item>
                  <text:p text:style-name="P4">Warunki uruchomienia planu testów</text:p>
                  <text:list>
                    <text:list-header>
                      <text:p text:style-name="P10">Powstanie pierwszej funkcjonalności systemu, spełniające wymagania funkcjonalne.</text:p>
                    </text:list-header>
                  </text:list>
                </text:list-item>
                <text:list-item>
                  <text:p text:style-name="P4">Warunki zakończenia planu testów</text:p>
                  <text:list>
                    <text:list-header>
                      <text:p text:style-name="P10">Zakończenie wszystkich przeprowadzonych testów sukcesem.</text:p>
                    </text:list-header>
                  </text:list>
                </text:list-item>
              </text:list>
            </text:list-item>
          </text:list>
        </text:list-item>
      </text:list>
      <text:p text:style-name="P17">5.Produkty</text:p>
      <text:list xml:id="list30711087" text:style-name="L12">
        <text:list-item>
          <text:list>
            <text:list-item>
              <text:p text:style-name="P5">Podsumowania testów</text:p>
              <text:p text:style-name="P11">Dokument opisujący przebieg testów i jego wyniki.</text:p>
            </text:list-item>
            <text:list-item>
              <text:p text:style-name="P5">Rejestracja błędów i wymagania zmian.</text:p>
              <text:p text:style-name="P11">Dokumenty opisujące wykryte błędy i niepowodzenia oraz oczekiwane zmiany.</text:p>
              <text:list>
                <text:list-item>
                  <text:p text:style-name="P5">Szczegółowe wyniki testów</text:p>
                  <text:p text:style-name="P11">Dokument zawierający dokładne wyniki testów po każdym etapie testowania.</text:p>
                </text:list-item>
              </text:list>
            </text:list-item>
          </text:list>
        </text:list-item>
      </text:list>
      <text:p text:style-name="P17"><text:soft-page-break/>6.Oprogramowania w środowisku testowym:</text:p>
      <text:p text:style-name="P17"/>
      <text:p text:style-name="P6"/>
      <text:list xml:id="list31565543" text:style-name="L13">
        <text:list-item>
          <text:p text:style-name="P13">Windows 8 x64/x86</text:p>
        </text:list-item>
        <text:list-item>
          <text:p text:style-name="P13">Windows 7 x64/x86</text:p>
        </text:list-item>
        <text:list-item>
          <text:p text:style-name="P13">Windows XP x64/x86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1" svg:font-family="TimesNewRomanPSMT" style:font-family-generic="roman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2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0T19:31:43.25</meta:creation-date>
    <dc:date>2012-11-21T11:44:02.69</dc:date>
    <meta:editing-duration>PT1H26M4S</meta:editing-duration>
    <meta:editing-cycles>4</meta:editing-cycles>
    <meta:generator>OpenOffice.org/3.3$Win32 OpenOffice.org_project/330m20$Build-9567</meta:generator>
    <dc:creator>Zak </dc:creator>
    <meta:document-statistic meta:table-count="0" meta:image-count="0" meta:object-count="0" meta:page-count="3" meta:paragraph-count="80" meta:word-count="466" meta:character-count="3516"/>
  </office:meta>
</office:document-meta>
</file>